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76pt"/>
    </style:style>
    <style:style style:name="co8" style:family="table-column">
      <style:table-column-properties fo:break-before="auto" style:column-width="6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name-asian="Droid Sans Fallback" style:font-size-asian="12pt" style:font-name-complex="FreeSans" style:font-size-complex="12pt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99"/>
    </style:style>
    <style:style style:name="ce28" style:family="table-cell" style:parent-style-name="Default">
      <style:table-cell-properties fo:background-color="#87d1d1"/>
    </style:style>
    <style:style style:name="ce23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fff200"/>
    </style:style>
    <style:style style:name="ce29" style:family="table-cell" style:parent-style-name="Default" style:data-style-name="N61"/>
  </office:automatic-styles>
  <office:body>
    <office:spreadsheet>
      <table:calculation-settings table:automatic-find-labels="false"/>
      <table:table table:name="2400A&amp;B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DMA_EX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default-cell-style-name="ce28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style-name="ce19" office:value-type="string" calcext:value-type="string" table:number-columns-spanned="3" table:number-rows-spanned="2">
            <text:p>Voice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General Data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Start/End of call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string" calcext:value-type="string">
            <text:p>Frame Typ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0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2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3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4/SB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4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5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6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7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8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9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DV1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0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1</text:p>
          </table:table-cell>
          <table:table-cell office:value-type="string" calcext:value-type="string">
            <text:p>Talk Group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V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2</text:p>
          </table:table-cell>
          <table:table-cell office:value-type="string" calcext:value-type="string">
            <text:p>Talk Group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3</text:p>
          </table:table-cell>
          <table:table-cell office:value-type="string" calcext:value-type="string">
            <text:p>Talk Group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V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4</text:p>
          </table:table-cell>
          <table:table-cell office:value-type="string" calcext:value-type="string">
            <text:p>Talk Group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5</text:p>
          </table:table-cell>
          <table:table-cell office:value-type="string" calcext:value-type="string">
            <text:p>Talk Group</text:p>
          </table:table-cell>
          <table:table-cell table:number-columns-repeated="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6</text:p>
          </table:table-cell>
          <table:table-cell office:value-type="string" calcext:value-type="string">
            <text:p>Talk Group</text:p>
          </table:table-cell>
          <table:table-cell/>
          <table:table-cell table:formula="of:=1*[.T23]+2*[.S23]+4*[.R23]+8*[.Q23]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7</text:p>
          </table:table-cell>
          <table:table-cell office:value-type="string" calcext:value-type="string">
            <text:p>Talk Group</text:p>
          </table:table-cell>
          <table:table-cell/>
          <table:table-cell table:formula="of:=1*[.T24]+2*[.S24]+4*[.R24]+8*[.Q24]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8</text:p>
          </table:table-cell>
          <table:table-cell office:value-type="string" calcext:value-type="string">
            <text:p>Talk Group</text:p>
          </table:table-cell>
          <table:table-cell/>
          <table:table-cell table:formula="of:=1*[.T25]+2*[.S25]+4*[.R25]+8*[.Q25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19</text:p>
          </table:table-cell>
          <table:table-cell office:value-type="string" calcext:value-type="string">
            <text:p>Talk Group</text:p>
          </table:table-cell>
          <table:table-cell/>
          <table:table-cell table:formula="of:=1*[.T26]+2*[.S26]+4*[.R26]+8*[.Q26]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20</text:p>
          </table:table-cell>
          <table:table-cell office:value-type="string" calcext:value-type="string">
            <text:p>Talk Group</text:p>
          </table:table-cell>
          <table:table-cell/>
          <table:table-cell table:formula="of:=1*[.T27]+2*[.S27]+4*[.R27]+8*[.Q2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21</text:p>
          </table:table-cell>
          <table:table-cell office:value-type="string" calcext:value-type="string">
            <text:p>Talk Group</text:p>
          </table:table-cell>
          <table:table-cell/>
          <table:table-cell table:formula="of:=1*[.T28]+2*[.S28]+4*[.R28]+8*[.Q28]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1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22</text:p>
          </table:table-cell>
          <table:table-cell office:value-type="string" calcext:value-type="string">
            <text:p>Talk Group</text:p>
          </table:table-cell>
          <table:table-cell/>
          <table:table-cell table:formula="of:=1*[.T29]+2*[.S29]+4*[.R29]+8*[.Q2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TG23</text:p>
          </table:table-cell>
          <table:table-cell office:value-type="string" calcext:value-type="string">
            <text:p>Talk Group</text:p>
          </table:table-cell>
          <table:table-cell/>
          <table:table-cell table:formula="of:=1*[.T30]+2*[.S30]+4*[.R30]+8*[.Q30]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1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0</text:p>
          </table:table-cell>
          <table:table-cell/>
          <table:table-cell table:formula="of:=1*[.T31]+2*[.S31]+4*[.R31]+8*[.Q31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1</text:p>
          </table:table-cell>
          <table:table-cell/>
          <table:table-cell table:formula="of:=1*[.T32]+2*[.S32]+4*[.R32]+8*[.Q32]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4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0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2</text:p>
          </table:table-cell>
          <table:table-cell/>
          <table:table-cell table:formula="of:=1*[.T33]+2*[.S33]+4*[.R33]+8*[.Q33]" office:value-type="float" office:value="15" calcext:value-type="float">
            <text:p>15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1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3</text:p>
          </table:table-cell>
          <table:table-cell/>
          <table:table-cell table:formula="of:=1*[.T34]+2*[.S34]+4*[.R34]+8*[.Q34]" office:value-type="float" office:value="14" calcext:value-type="float">
            <text:p>1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6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2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4</text:p>
          </table:table-cell>
          <table:table-cell/>
          <table:table-cell table:formula="of:=1*[.T35]+2*[.S35]+4*[.R35]+8*[.Q3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3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/>
          <table:table-cell table:formula="of:=1*[.T36]+2*[.S36]+4*[.R36]+8*[.Q36]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8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4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/>
          <table:table-cell table:formula="of:=1*[.T37]+2*[.S37]+4*[.R37]+8*[.Q3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5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/>
          <table:table-cell table:formula="of:=1*[.T38]+2*[.S38]+4*[.R38]+8*[.Q38]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20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6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22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DV24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V26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2"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2"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8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30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32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7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office:value-type="string" calcext:value-type="string">
            <text:p>D7</text:p>
          </table:table-cell>
          <table:table-cell table:number-columns-repeated="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0</text:p>
          </table:table-cell>
          <table:table-cell table:number-columns-repeated="1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1</text:p>
          </table:table-cell>
          <table:table-cell table:number-columns-repeated="1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2</text:p>
          </table:table-cell>
          <table:table-cell table:number-columns-repeated="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3</text:p>
          </table:table-cell>
          <table:table-cell table:number-columns-repeated="1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4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table:number-columns-repeated="1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4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table:number-columns-repeated="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0"/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0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2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3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4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5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6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7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PB12/SB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8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9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0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1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2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3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4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5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ront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ack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itrate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s</text:p>
          </table:table-cell>
          <table:table-cell table:style-name="ce17" table:formula="of:=1/[.B115]" office:value-type="float" office:value="0.000208333333333333" calcext:value-type="float">
            <text:p>208.33E-06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nterframe Margin</text:p>
          </table:table-cell>
          <table:table-cell table:style-name="ce17" table:formula="of:=([.B113]+[.B114])*[.B116]" office:value-type="float" office:value="0.00166666666666667" calcext:value-type="float">
            <text:p>1.67E-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ight distance of interframe margin</text:p>
          </table:table-cell>
          <table:table-cell table:style-name="ce17" table:formula="of:=299792458*[.B117]" office:value-type="float" office:value="499654.096666667" calcext:value-type="float">
            <text:p>499.65E+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 style:data-style-name="N2" text:time-value="12:54:24.141713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8-01-02T14:45:50.960733972</dc:date>
    <meta:editing-duration>P21DT23H10M17S</meta:editing-duration>
    <meta:editing-cycles>21</meta:editing-cycles>
    <meta:generator>LibreOffice/5.4.0.3$Linux_X86_64 LibreOffice_project/40m0$Build-3</meta:generator>
    <meta:document-statistic meta:table-count="2" meta:cell-count="1408" meta:object-count="0"/>
  </office:meta>
</office:document-meta>
</file>